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fo:font-weight="bold" style:font-weight-asian="bold" style:text-position="super 65.9%" fo:font-size="22pt" style:font-size-asian="2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4" style:parent-style-name="Normal" style:family="paragraph">
      <style:paragraph-properties fo:text-align="center"/>
    </style:style>
    <style:style style:name="T5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6" style:parent-style-name="Normal" style:family="paragraph">
      <style:paragraph-properties fo:text-align="center"/>
    </style:style>
    <style:style style:name="T7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8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9" style:parent-style-name="Normal" style:family="paragraph">
      <style:paragraph-properties fo:text-align="center"/>
    </style:style>
    <style:style style:name="T10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11" style:parent-style-name="Normal" style:family="paragraph">
      <style:paragraph-properties fo:text-align="center"/>
    </style:style>
    <style:style style:name="T12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13" style:parent-style-name="Normal" style:family="paragraph">
      <style:paragraph-properties fo:text-align="center"/>
    </style:style>
    <style:style style:name="T14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T15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16" style:parent-style-name="Normal" style:family="paragraph">
      <style:paragraph-properties fo:text-align="center"/>
    </style:style>
    <style:style style:name="T17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18" style:parent-style-name="Normal" style:family="paragraph">
      <style:paragraph-properties fo:text-align="center"/>
    </style:style>
    <style:style style:name="T19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20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21" style:parent-style-name="Normal" style:family="paragraph">
      <style:paragraph-properties fo:text-align="center"/>
    </style:style>
    <style:style style:name="T22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T23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T24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25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26" style:parent-style-name="Normal" style:family="paragraph">
      <style:paragraph-properties fo:text-align="center"/>
    </style:style>
    <style:style style:name="T27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28" style:parent-style-name="Normal" style:family="paragraph">
      <style:paragraph-properties fo:text-align="center"/>
    </style:style>
    <style:style style:name="T29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30" style:parent-style-name="Normal" style:family="paragraph">
      <style:paragraph-properties fo:text-align="center"/>
    </style:style>
    <style:style style:name="T31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32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33" style:parent-style-name="Normal" style:family="paragraph">
      <style:paragraph-properties fo:text-align="center"/>
    </style:style>
    <style:style style:name="T34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35" style:parent-style-name="Normal" style:family="paragraph">
      <style:paragraph-properties fo:text-align="center"/>
    </style:style>
    <style:style style:name="T36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37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38" style:parent-style-name="Normal" style:family="paragraph">
      <style:paragraph-properties fo:text-align="center"/>
    </style:style>
    <style:style style:name="T39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40" style:parent-style-name="Normal" style:family="paragraph">
      <style:paragraph-properties fo:text-align="center"/>
    </style:style>
    <style:style style:name="T41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42" style:parent-style-name="Normal" style:family="paragraph">
      <style:paragraph-properties fo:text-align="center"/>
    </style:style>
    <style:style style:name="T43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44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45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46" style:parent-style-name="Normal" style:family="paragraph">
      <style:paragraph-properties fo:text-align="center"/>
    </style:style>
    <style:style style:name="T47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48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49" style:parent-style-name="Normal" style:family="paragraph">
      <style:paragraph-properties fo:text-align="center"/>
    </style:style>
    <style:style style:name="T50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51" style:parent-style-name="Normal" style:family="paragraph">
      <style:paragraph-properties fo:text-align="center"/>
    </style:style>
    <style:style style:name="T52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53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54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55" style:parent-style-name="Normal" style:family="paragraph">
      <style:paragraph-properties fo:text-align="center"/>
    </style:style>
    <style:style style:name="T56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T57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58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59" style:parent-style-name="Normal" style:family="paragraph">
      <style:paragraph-properties fo:text-align="center"/>
    </style:style>
    <style:style style:name="T60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name="P61" style:parent-style-name="Normal" style:family="paragraph">
      <style:paragraph-properties fo:text-align="center"/>
      <style:text-properties fo:font-weight="bold" style:font-weight-asian="bold" style:text-position="super 65.9%" fo:font-size="22pt" style:font-size-asian="22pt"/>
    </style:style>
    <style:style style:name="P62" style:parent-style-name="Normal" style:family="paragraph">
      <style:paragraph-properties fo:text-align="center"/>
    </style:style>
    <style:style style:name="T63" style:parent-style-name="Tipodeletrapredefinidodoparágrafo" style:family="text">
      <style:text-properties fo:font-weight="bold" style:font-weight-asian="bold" style:text-position="super 65.9%" fo:font-size="22pt" style:font-size-asian="22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FICHA06</text:span></text:p>
      <text:p text:style-name="P3">ex1.</text:p>
      <text:p text:style-name="P4"><text:span text:style-name="T5"><draw:frame draw:style-name="a0" draw:name="Imagem 1" text:anchor-type="as-char" svg:x="0in" svg:y="0in" svg:width="2.6419in" svg:height="2.3252in" style:rel-width="scale" style:rel-height="scale"><draw:image xlink:href="media/image1.PNG" xlink:type="simple" xlink:show="embed" xlink:actuate="onLoad"/><svg:title/><svg:desc/></draw:frame></text:span></text:p>
      <text:p text:style-name="P6"><text:span text:style-name="T7"><draw:frame draw:style-name="a1" draw:name="Imagem 6" text:anchor-type="as-char" svg:x="0in" svg:y="0in" svg:width="2.50022in" svg:height="1.97517in" style:rel-width="scale" style:rel-height="scale"><draw:image xlink:href="media/image2.PNG" xlink:type="simple" xlink:show="embed" xlink:actuate="onLoad"/><svg:title/><svg:desc/></draw:frame></text:span></text:p>
      <text:p text:style-name="P8">ex2.</text:p>
      <text:p text:style-name="P9"><text:span text:style-name="T10"><draw:frame draw:style-name="a2" draw:name="Imagem 2" text:anchor-type="as-char" svg:x="0in" svg:y="0in" svg:width="5.90556in" svg:height="1.53889in" style:rel-width="scale" style:rel-height="scale"><draw:image xlink:href="media/image3.PNG" xlink:type="simple" xlink:show="embed" xlink:actuate="onLoad"/><svg:title/><svg:desc/></draw:frame></text:span></text:p>
      <text:p text:style-name="P11"><text:span text:style-name="T12"><draw:frame draw:style-name="a3" draw:name="Imagem 7" text:anchor-type="as-char" svg:x="0in" svg:y="0in" svg:width="5.90556in" svg:height="0.78611in" style:rel-width="scale" style:rel-height="scale"><draw:image xlink:href="media/image4.PNG" xlink:type="simple" xlink:show="embed" xlink:actuate="onLoad"/><svg:title/><svg:desc/></draw:frame></text:span></text:p>
      <text:soft-page-break/>
      <text:p text:style-name="P13"><text:span text:style-name="T14">ex3.</text:span><text:span text:style-name="T15"><draw:frame draw:style-name="a4" draw:name="Imagem 3" text:anchor-type="as-char" svg:x="0in" svg:y="0in" svg:width="5.90556in" svg:height="1.69236in" style:rel-width="scale" style:rel-height="scale"><draw:image xlink:href="media/image5.png" xlink:type="simple" xlink:show="embed" xlink:actuate="onLoad"/><svg:title/><svg:desc/></draw:frame></text:span></text:p>
      <text:p text:style-name="P16"><text:span text:style-name="T17"><draw:frame draw:style-name="a5" draw:name="Imagem 4" text:anchor-type="as-char" svg:x="0in" svg:y="0in" svg:width="5.90556in" svg:height="0.66458in" style:rel-width="scale" style:rel-height="scale"><draw:image xlink:href="media/image6.PNG" xlink:type="simple" xlink:show="embed" xlink:actuate="onLoad"/><svg:title/><svg:desc/></draw:frame></text:span></text:p>
      <text:p text:style-name="P18"><text:span text:style-name="T19"><draw:frame draw:style-name="a6" draw:name="Imagem 5" text:anchor-type="as-char" svg:x="0in" svg:y="0in" svg:width="5.05044in" svg:height="1.58347in" style:rel-width="scale" style:rel-height="scale"><draw:image xlink:href="media/image7.PNG" xlink:type="simple" xlink:show="embed" xlink:actuate="onLoad"/><svg:title/><svg:desc/></draw:frame></text:span></text:p>
      <text:p text:style-name="P20">ex4.</text:p>
      <text:soft-page-break/>
      <text:p text:style-name="P21"><text:span text:style-name="T22"><draw:frame draw:style-name="a7" draw:name="Imagem 8" text:anchor-type="as-char" svg:x="0in" svg:y="0in" svg:width="5.90556in" svg:height="0.20347in" style:rel-width="scale" style:rel-height="scale"><draw:image xlink:href="media/image8.PNG" xlink:type="simple" xlink:show="embed" xlink:actuate="onLoad"/><svg:title/><svg:desc/></draw:frame></text:span><text:span text:style-name="T23"><draw:frame draw:style-name="a8" draw:name="Imagem 9" text:anchor-type="as-char" svg:x="0in" svg:y="0in" svg:width="5.90556in" svg:height="0.62014in" style:rel-width="scale" style:rel-height="scale"><draw:image xlink:href="media/image9.PNG" xlink:type="simple" xlink:show="embed" xlink:actuate="onLoad"/><svg:title/><svg:desc/></draw:frame></text:span><text:span text:style-name="T24"><draw:frame draw:style-name="a9" draw:name="Imagem 10" text:anchor-type="as-char" svg:x="0in" svg:y="0in" svg:width="5.71716in" svg:height="4.10036in" style:rel-width="scale" style:rel-height="scale"><draw:image xlink:href="media/image10.PNG" xlink:type="simple" xlink:show="embed" xlink:actuate="onLoad"/><svg:title/><svg:desc/></draw:frame></text:span></text:p>
      <text:p text:style-name="P25">ex5.</text:p>
      <text:p text:style-name="P26"><text:span text:style-name="T27"><draw:frame draw:style-name="a10" draw:name="Imagem 11" text:anchor-type="as-char" svg:x="0in" svg:y="0in" svg:width="4.71708in" svg:height="0.50004in" style:rel-width="scale" style:rel-height="scale"><draw:image xlink:href="media/image11.PNG" xlink:type="simple" xlink:show="embed" xlink:actuate="onLoad"/><svg:title/><svg:desc/></draw:frame></text:span></text:p>
      <text:p text:style-name="P28"><text:span text:style-name="T29"><draw:frame draw:style-name="a11" draw:name="Imagem 12" text:anchor-type="as-char" svg:x="0in" svg:y="0in" svg:width="5.22545in" svg:height="1.48346in" style:rel-width="scale" style:rel-height="scale"><draw:image xlink:href="media/image12.PNG" xlink:type="simple" xlink:show="embed" xlink:actuate="onLoad"/><svg:title/><svg:desc/></draw:frame></text:span></text:p>
      <text:p text:style-name="P30"><text:span text:style-name="T31"><draw:frame draw:style-name="a12" draw:name="Imagem 13" text:anchor-type="as-char" svg:x="0in" svg:y="0in" svg:width="5.90556in" svg:height="0.2in" style:rel-width="scale" style:rel-height="scale"><draw:image xlink:href="media/image13.PNG" xlink:type="simple" xlink:show="embed" xlink:actuate="onLoad"/><svg:title/><svg:desc/></draw:frame></text:span></text:p>
      <text:p text:style-name="P32">ex6.</text:p>
      <text:soft-page-break/>
      <text:p text:style-name="P33"><text:span text:style-name="T34"><draw:frame draw:style-name="a13" draw:name="Imagem 14" text:anchor-type="as-char" svg:x="0in" svg:y="0in" svg:width="4.22211in" svg:height="3.84528in" style:rel-width="scale" style:rel-height="scale"><draw:image xlink:href="media/image14.PNG" xlink:type="simple" xlink:show="embed" xlink:actuate="onLoad"/><svg:title/><svg:desc/></draw:frame></text:span></text:p>
      <text:p text:style-name="P35"><text:span text:style-name="T36"><draw:frame draw:style-name="a14" draw:name="Imagem 15" text:anchor-type="as-char" svg:x="0in" svg:y="0in" svg:width="1.65848in" svg:height="1.70015in" style:rel-width="scale" style:rel-height="scale"><draw:image xlink:href="media/image15.PNG" xlink:type="simple" xlink:show="embed" xlink:actuate="onLoad"/><svg:title/><svg:desc/></draw:frame></text:span></text:p>
      <text:p text:style-name="P37">ex7.</text:p>
      <text:p text:style-name="P38"><text:span text:style-name="T39"><draw:frame draw:style-name="a15" draw:name="Imagem 16" text:anchor-type="as-char" svg:x="0in" svg:y="0in" svg:width="5.27546in" svg:height="0.37503in" style:rel-width="scale" style:rel-height="scale"><draw:image xlink:href="media/image16.PNG" xlink:type="simple" xlink:show="embed" xlink:actuate="onLoad"/><svg:title/><svg:desc/></draw:frame></text:span></text:p>
      <text:p text:style-name="P40"><text:span text:style-name="T41"><draw:frame draw:style-name="a16" draw:name="Imagem 17" text:anchor-type="as-char" svg:x="0in" svg:y="0in" svg:width="5.3338in" svg:height="0.3917in" style:rel-width="scale" style:rel-height="scale"><draw:image xlink:href="media/image17.PNG" xlink:type="simple" xlink:show="embed" xlink:actuate="onLoad"/><svg:title/><svg:desc/></draw:frame></text:span></text:p>
      <text:p text:style-name="P42"><text:span text:style-name="T43"><draw:frame draw:style-name="a17" draw:name="Imagem 18" text:anchor-type="as-char" svg:x="0in" svg:y="0in" svg:width="1.28344in" svg:height="1.67515in" style:rel-width="scale" style:rel-height="scale"><draw:image xlink:href="media/image18.PNG" xlink:type="simple" xlink:show="embed" xlink:actuate="onLoad"/><svg:title/><svg:desc/></draw:frame></text:span></text:p>
      <text:p text:style-name="P44"/>
      <text:soft-page-break/>
      <text:p text:style-name="P45">ex8.</text:p>
      <text:p text:style-name="P46"><text:span text:style-name="T47"><draw:frame draw:style-name="a18" draw:name="Imagem 19" text:anchor-type="as-char" svg:x="0in" svg:y="0in" svg:width="4.00551in" svg:height="3.31396in" style:rel-width="scale" style:rel-height="scale"><draw:image xlink:href="media/image19.PNG" xlink:type="simple" xlink:show="embed" xlink:actuate="onLoad"/><svg:title/><svg:desc/></draw:frame></text:span></text:p>
      <text:p text:style-name="P48">ex9.</text:p>
      <text:p text:style-name="P49"><text:span text:style-name="T50"><draw:frame draw:style-name="a19" draw:name="Imagem 20" text:anchor-type="as-char" svg:x="0in" svg:y="0in" svg:width="3.14741in" svg:height="2.51995in" style:rel-width="scale" style:rel-height="scale"><draw:image xlink:href="media/image20.PNG" xlink:type="simple" xlink:show="embed" xlink:actuate="onLoad"/><svg:title/><svg:desc/></draw:frame></text:span></text:p>
      <text:p text:style-name="P51"><text:span text:style-name="T52"><draw:frame draw:style-name="a20" draw:name="Imagem 21" text:anchor-type="as-char" svg:x="0in" svg:y="0in" svg:width="5.90556in" svg:height="1.73403in" style:rel-width="scale" style:rel-height="scale"><draw:image xlink:href="media/image21.png" xlink:type="simple" xlink:show="embed" xlink:actuate="onLoad"/><svg:title/><svg:desc/></draw:frame></text:span></text:p>
      <text:p text:style-name="P53"/>
      <text:soft-page-break/>
      <text:p text:style-name="P54">ex10.</text:p>
      <text:p text:style-name="P55"><text:span text:style-name="T56"><draw:frame draw:style-name="a21" draw:name="Imagem 22" text:anchor-type="as-char" svg:x="0in" svg:y="0in" svg:width="5.90556in" svg:height="0.43958in" style:rel-width="scale" style:rel-height="scale"><draw:image xlink:href="media/image22.png" xlink:type="simple" xlink:show="embed" xlink:actuate="onLoad"/><svg:title/><svg:desc/></draw:frame></text:span><text:span text:style-name="T57"><draw:frame draw:style-name="a22" draw:name="Imagem 23" text:anchor-type="as-char" svg:x="0in" svg:y="0in" svg:width="5.90556in" svg:height="0.51736in" style:rel-width="scale" style:rel-height="scale"><draw:image xlink:href="media/image23.PNG" xlink:type="simple" xlink:show="embed" xlink:actuate="onLoad"/><svg:title/><svg:desc/></draw:frame></text:span></text:p>
      <text:p text:style-name="P58">ex11.</text:p>
      <text:p text:style-name="P59"><text:span text:style-name="T60"><draw:frame draw:style-name="a23" draw:name="Imagem 24" text:anchor-type="as-char" svg:x="0in" svg:y="0in" svg:width="5.90556in" svg:height="2.45833in" style:rel-width="scale" style:rel-height="scale"><draw:image xlink:href="media/image24.PNG" xlink:type="simple" xlink:show="embed" xlink:actuate="onLoad"/><svg:title/><svg:desc/></draw:frame></text:span></text:p>
      <text:p text:style-name="P61">ex12.</text:p>
      <text:p text:style-name="P62"><text:span text:style-name="T63"><draw:frame draw:style-name="a24" draw:name="Imagem 25" text:anchor-type="as-char" svg:x="0in" svg:y="0in" svg:width="5.90556in" svg:height="3.26181in" style:rel-width="scale" style:rel-height="scale"><draw:image xlink:href="media/image2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 Fernando Ferreira da Cunha</meta:initial-creator>
    <dc:creator>Gil Fernando Ferreira da Cunha</dc:creator>
    <meta:creation-date>2018-11-23T10:51:00Z</meta:creation-date>
    <dc:date>2018-11-23T11:04:00Z</dc:date>
    <meta:template xlink:href="Normal" xlink:type="simple"/>
    <meta:editing-cycles>3</meta:editing-cycles>
    <meta:editing-duration>PT780S</meta:editing-duration>
    <meta:document-statistic meta:page-count="6" meta:paragraph-count="1" meta:word-count="18" meta:character-count="118" meta:row-count="1" meta:non-whitespace-character-count="101"/>
  </office:meta>
</office:document-meta>
</file>